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Fira Mono', source-code-pro, Menlo, Monaco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Fira code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Fira code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ext:p text:style-name="P1">├── Assets/</text:p>
      <text:p text:style-name="P1">│ <text:s text:c="2"/>├── css/</text:p>
      <text:p text:style-name="P1">│ <text:s text:c="2"/>│ <text:s text:c="2"/>├── login.css</text:p>
      <text:p text:style-name="P1">│ <text:s text:c="2"/>│ <text:s text:c="2"/>├── register.css</text:p>
      <text:p text:style-name="P1">│ <text:s text:c="2"/>│ <text:s text:c="2"/>├── list-user.css</text:p>
      <text:p text:style-name="P1">│ <text:s text:c="2"/>│ <text:s text:c="2"/>├── add-user.css</text:p>
      <text:p text:style-name="P1">│ <text:s text:c="2"/>│ <text:s text:c="2"/>└── edit-user.css</text:p>
      <text:p text:style-name="P1">│ <text:s text:c="2"/>└── javascript/</text:p>
      <text:p text:style-name="P1">│ <text:s text:c="6"/>├── login.js</text:p>
      <text:p text:style-name="P1">│ <text:s text:c="6"/>├── register.js</text:p>
      <text:p text:style-name="P1">│ <text:s text:c="6"/>├── add-user.js</text:p>
      <text:p text:style-name="P1">│ <text:s text:c="6"/>└── edit-user.js</text:p>
      <text:p text:style-name="P1">├── Controller/</text:p>
      <text:p text:style-name="P1">│ <text:s text:c="2"/>├── LoginController.php</text:p>
      <text:p text:style-name="P1">│ <text:s text:c="2"/>├── RegisterController.php</text:p>
      <text:p text:style-name="P1">│ <text:s text:c="2"/>├── ContactOperationController.php</text:p>
      <text:p text:style-name="P1">│ <text:s text:c="2"/>├── AddUserController.php</text:p>
      <text:p text:style-name="P1">│ <text:s text:c="2"/>└── MultipleUserDeleteController.php</text:p>
      <text:p text:style-name="P1">├── Model/</text:p>
      <text:p text:style-name="P1">│ <text:s text:c="2"/>└── UserModel.php</text:p>
      <text:p text:style-name="P1">├── Helper/</text:p>
      <text:p text:style-name="P1">│ <text:s text:c="2"/>└── SessionHelper.php</text:p>
      <text:p text:style-name="P1">├── View/</text:p>
      <text:p text:style-name="P1">│ <text:s text:c="2"/>├── Login.php</text:p>
      <text:p text:style-name="P1">│ <text:s text:c="2"/>├── Register.php</text:p>
      <text:p text:style-name="P1">│ <text:s text:c="2"/>├── ListContact.php</text:p>
      <text:p text:style-name="P1">│ <text:s text:c="2"/>├── ViewAndEditUser.php</text:p>
      <text:p text:style-name="P1">│ <text:s text:c="2"/>└── AddUser.php</text:p>
      <text:p text:style-name="P1">├── index.php</text:p>
      <text:p text:style-name="P1">├── .htaccess</text:p>
      <text:p text:style-name="P1">└── Readme.m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Fira Mono', source-code-pro, Menlo, Monaco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8:04:28.609047547</meta:creation-date>
    <dc:date>2024-04-24T18:07:37.664976981</dc:date>
    <meta:editing-duration>PT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91" meta:character-count="652" meta:non-whitespace-character-count="521"/>
  </office:meta>
</office:document-meta>
</file>